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🏥 <text:span text:style-name="Strong_20_Emphasis">Online Health Report Management System</text:span></text:h>
      <text:h text:style-name="Heading_20_3" text:outline-level="3">✅ <text:span text:style-name="Strong_20_Emphasis">Project Summary</text:span></text:h>
      <text:p text:style-name="Text_20_body">A centralized digital platform that provides each patient with a <text:span text:style-name="Strong_20_Emphasis">unique e-ID</text:span> (linked to their NIC) to track their complete health history. The system connects <text:span text:style-name="Strong_20_Emphasis">patients, doctors, pharmacists,</text:span> and <text:span text:style-name="Strong_20_Emphasis">administrators</text:span>, making healthcare more <text:span text:style-name="Strong_20_Emphasis">efficient, transparent,</text:span> and <text:span text:style-name="Strong_20_Emphasis">accessible</text:span>.</text:p>
      <text:p text:style-name="Horizontal_20_Line"/>
      <text:h text:style-name="Heading_20_3" text:outline-level="3">👤 <text:span text:style-name="Strong_20_Emphasis">User Roles</text:span></text:h>
      <text:list text:style-name="L1">
        <text:list-item>
          <text:p text:style-name="P1"><text:span text:style-name="Strong_20_Emphasis">Patients</text:span> – View medical history, prescriptions, and treatments.</text:p>
        </text:list-item>
        <text:list-item>
          <text:p text:style-name="P1"><text:span text:style-name="Strong_20_Emphasis">Doctors</text:span> – Add reports, diagnose, prescribe medication, and update treatment history.</text:p>
        </text:list-item>
        <text:list-item>
          <text:p text:style-name="P1"><text:span text:style-name="Strong_20_Emphasis">Pharmacists</text:span> – Record medicine purchases and dosages.</text:p>
        </text:list-item>
        <text:list-item>
          <text:p text:style-name="P1"><text:span text:style-name="Strong_20_Emphasis">Admins</text:span> – Manage system access, user verification, and data security.</text:p>
        </text:list-item>
      </text:list>
      <text:p text:style-name="Horizontal_20_Line"/>
      <text:h text:style-name="Heading_20_3" text:outline-level="3">🗂️ <text:span text:style-name="Strong_20_Emphasis">Main Modules &amp; Data Fields</text:span></text:h>
      <text:h text:style-name="Heading_20_4" text:outline-level="4">🩺 1. Doctor Channeling</text:h>
      <text:list text:style-name="L2">
        <text:list-item>
          <text:p text:style-name="P2"><text:span text:style-name="Strong_20_Emphasis">Channeling ID</text:span></text:p>
        </text:list-item>
        <text:list-item>
          <text:p text:style-name="P2">Patient (via e-ID)</text:p>
        </text:list-item>
        <text:list-item>
          <text:p text:style-name="P2">Doctor</text:p>
        </text:list-item>
        <text:list-item>
          <text:p text:style-name="P2">Hospital</text:p>
        </text:list-item>
        <text:list-item>
          <text:p text:style-name="P2">Date &amp; Time</text:p>
        </text:list-item>
        <text:list-item>
          <text:p text:style-name="P2">Doctor’s Report</text:p>
        </text:list-item>
        <text:list-item>
          <text:p text:style-name="P2">Prescription (linked to medicines)</text:p>
        </text:list-item>
      </text:list>
      <text:h text:style-name="Heading_20_4" text:outline-level="4">💊 2. Medicine Usage &amp; Purchase</text:h>
      <text:list text:style-name="L3">
        <text:list-item>
          <text:p text:style-name="P3"><text:span text:style-name="Strong_20_Emphasis">Prescription ID</text:span></text:p>
        </text:list-item>
        <text:list-item>
          <text:p text:style-name="P3">Patient (via e-ID)</text:p>
        </text:list-item>
        <text:list-item>
          <text:p text:style-name="P3"><text:soft-page-break/>Doctor</text:p>
        </text:list-item>
        <text:list-item>
          <text:p text:style-name="P3">Hospital/Pharmacy</text:p>
        </text:list-item>
        <text:list-item>
          <text:p text:style-name="P3">Date &amp; Time</text:p>
        </text:list-item>
        <text:list-item>
          <text:p text:style-name="P3">Medicine Details</text:p>
        </text:list-item>
        <text:list-item>
          <text:p text:style-name="P3">Dosage Information</text:p>
        </text:list-item>
      </text:list>
      <text:h text:style-name="Heading_20_4" text:outline-level="4">🏥 3. Treatments</text:h>
      <text:list text:style-name="L4">
        <text:list-item>
          <text:p text:style-name="P4"><text:span text:style-name="Strong_20_Emphasis">Treatment ID</text:span></text:p>
        </text:list-item>
        <text:list-item>
          <text:p text:style-name="P4">Patient (via e-ID)</text:p>
        </text:list-item>
        <text:list-item>
          <text:p text:style-name="P4">Doctor</text:p>
        </text:list-item>
        <text:list-item>
          <text:p text:style-name="P4">Date &amp; Time</text:p>
        </text:list-item>
        <text:list-item>
          <text:p text:style-name="P4">Treatment Description</text:p>
        </text:list-item>
        <text:list-item>
          <text:p text:style-name="P4">Admission Period (if any)</text:p>
        </text:list-item>
      </text:list>
      <text:p text:style-name="Horizontal_20_Line"/>
      <text:h text:style-name="Heading_20_3" text:outline-level="3">🌟 <text:span text:style-name="Strong_20_Emphasis">Key Benefits</text:span></text:h>
      <text:list text:style-name="L5">
        <text:list-item>
          <text:p text:style-name="P5">🔁 <text:span text:style-name="Strong_20_Emphasis">Avoids Duplicate Tests</text:span>: Doctors see previous reports instantly.</text:p>
        </text:list-item>
        <text:list-item>
          <text:p text:style-name="P5">💸 <text:span text:style-name="Strong_20_Emphasis">Saves Time &amp; Costs</text:span>: For patients, doctors, and hospitals.</text:p>
        </text:list-item>
        <text:list-item>
          <text:p text:style-name="P5">⚙️ <text:span text:style-name="Strong_20_Emphasis">Streamlines Workflows</text:span>: Faster diagnosis and treatment.</text:p>
        </text:list-item>
        <text:list-item>
          <text:p text:style-name="P5">📈 <text:span text:style-name="Strong_20_Emphasis">Improves Public Health Planning</text:span>: Data analytics for future needs.</text:p>
        </text:list-item>
      </text:list>
      <text:p text:style-name="Horizontal_20_Line"/>
      <text:h text:style-name="Heading_20_3" text:outline-level="3">💰 <text:span text:style-name="Strong_20_Emphasis">Income &amp; Government Benefits</text:span></text:h>
      <text:list text:style-name="L6">
        <text:list-item>
          <text:p text:style-name="P6"><text:span text:style-name="Strong_20_Emphasis">Licensing Fees</text:span>: Private hospitals pay for platform access.</text:p>
        </text:list-item>
        <text:list-item>
          <text:p text:style-name="P6"><text:span text:style-name="Strong_20_Emphasis">Sell Insights</text:span>: Anonymized data (location-wise disease trends, treatment effectiveness, etc.) can be shared with:</text:p>
          <text:list>
            <text:list-item>
              <text:p text:style-name="P6">Government health agencies</text:p>
            </text:list-item>
            <text:list-item>
              <text:p text:style-name="P6">Research bodies</text:p>
            </text:list-item>
            <text:list-item>
              <text:p text:style-name="P6">NGOs &amp; verified institutions</text:p>
            </text:list-item>
          </text:list>
        </text:list-item>
        <text:list-item>
          <text:p text:style-name="P6"><text:soft-page-break/><text:span text:style-name="Strong_20_Emphasis">National Savings</text:span>: Reduced hospital congestion and waste of medical resources.</text:p>
        </text:list-item>
      </text:list>
      <text:p text:style-name="Horizontal_20_Line"/>
      <text:h text:style-name="Heading_20_3" text:outline-level="3">✍️ <text:span text:style-name="Strong_20_Emphasis">Optional Additions (Simple Yet Valuable)</text:span></text:h>
      <text:list text:style-name="L7">
        <text:list-item>
          <text:p text:style-name="P7">🔐 <text:span text:style-name="Strong_20_Emphasis">Basic Authentication</text:span>: OTP/email-based login for patients.</text:p>
        </text:list-item>
        <text:list-item>
          <text:p text:style-name="P7">📄 <text:span text:style-name="Strong_20_Emphasis">Downloadable Health Report PDFs</text:span></text:p>
        </text:list-item>
        <text:list-item>
          <text:p text:style-name="P7">📅 <text:span text:style-name="Strong_20_Emphasis">Doctor Appointment Scheduler</text:span></text:p>
        </text:list-item>
        <text:list-item>
          <text:p text:style-name="P7">📲 <text:span text:style-name="Strong_20_Emphasis">Mobile-friendly Interface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Noto Serif" fo:font-family="'Noto Serif'" style:font-family-generic="roman" style:font-pitch="variable" fo:font-size="12pt" fo:font-weight="bold" style:font-name-asian="Noto Sans1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17:00:29.006898246</meta:creation-date>
    <dc:date>2025-08-05T17:02:48.999068227</dc:date>
    <meta:editing-duration>PT2M20S</meta:editing-duration>
    <meta:editing-cycles>1</meta:editing-cycles>
    <meta:document-statistic meta:table-count="0" meta:image-count="0" meta:object-count="0" meta:page-count="3" meta:paragraph-count="49" meta:word-count="293" meta:character-count="1839" meta:non-whitespace-character-count="1629"/>
    <meta:generator>LibreOffice/25.2.5.2$Linux_X86_64 LibreOffice_project/520$Build-2</meta:generator>
  </office:meta>
</office:document-meta>
</file>